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01e523f"/>
    </style:style>
    <style:style style:name="P2" style:family="paragraph" style:parent-style-name="Standard" style:list-style-name="L2">
      <style:paragraph-properties fo:text-align="start" style:justify-single-word="false"/>
      <style:text-properties officeooo:paragraph-rsid="001e523f"/>
    </style:style>
    <style:style style:name="P3" style:family="paragraph" style:parent-style-name="Standard" style:list-style-name="L3">
      <style:paragraph-properties fo:text-align="start" style:justify-single-word="false"/>
      <style:text-properties officeooo:paragraph-rsid="001e523f"/>
    </style:style>
    <style:style style:name="P4" style:family="paragraph" style:parent-style-name="Standard">
      <style:paragraph-properties fo:text-align="start" style:justify-single-word="false"/>
      <style:text-properties officeooo:paragraph-rsid="001e523f"/>
    </style:style>
    <style:style style:name="P5" style:family="paragraph" style:parent-style-name="Standard">
      <style:paragraph-properties fo:text-align="start" style:justify-single-word="false"/>
      <style:text-properties style:font-name="helvetica" fo:font-size="12pt" fo:language="zxx" fo:country="none" officeooo:rsid="00187805" officeooo:paragraph-rsid="00187805" style:font-size-asian="10.5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style:font-name="helvetica" fo:font-size="12pt" fo:language="zxx" fo:country="none" officeooo:rsid="001a63a8" officeooo:paragraph-rsid="001a63a8" style:font-size-asian="10.5pt" style:language-asian="zxx" style:country-asian="none" style:font-size-complex="12pt" style:language-complex="zxx" style:country-complex="none"/>
    </style:style>
    <style:style style:name="P7" style:family="paragraph" style:parent-style-name="Standard">
      <style:paragraph-properties fo:text-align="start" style:justify-single-word="false"/>
      <style:text-properties style:font-name="helvetica" fo:font-size="12pt" fo:language="zxx" fo:country="none" fo:font-weight="bold" officeooo:rsid="001c5fd3" officeooo:paragraph-rsid="001c5fd3"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style:font-name="helvetica" fo:font-size="12pt" fo:language="zxx" fo:country="none" fo:font-weight="bold" officeooo:rsid="001c5fd3" officeooo:paragraph-rsid="001e523f"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font-weight="bold" officeooo:rsid="001e523f" officeooo:paragraph-rsid="001e523f" style:font-weight-asian="bold" style:font-weight-complex="bold"/>
    </style:style>
    <style:style style:name="P10" style:family="paragraph" style:parent-style-name="Standard">
      <style:paragraph-properties fo:text-align="start" style:justify-single-word="false"/>
      <style:text-properties fo:font-weight="bold" officeooo:rsid="001fd590" officeooo:paragraph-rsid="001fd590" style:font-weight-asian="bold" style:font-weight-complex="bold"/>
    </style:style>
    <style:style style:name="T1" style:family="text">
      <style:text-properties officeooo:rsid="001c5fd3"/>
    </style:style>
    <style:style style:name="T2" style:family="text">
      <style:text-properties fo:font-weight="bold" style:font-weight-asian="bold" style:font-weight-complex="bold"/>
    </style:style>
    <style:style style:name="T3" style:family="text">
      <style:text-properties fo:font-weight="bold" officeooo:rsid="001c5fd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523f" style:font-weight-asian="normal" style:font-weight-complex="normal"/>
    </style:style>
    <style:style style:name="T6" style:family="text">
      <style:text-properties style:font-name="helvetica"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helvetica" fo:font-size="12pt" fo:language="zxx" fo:country="none" fo:font-weight="normal" officeooo:rsid="001c5fd3"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helvetica" fo:font-size="12pt" fo:language="zxx" fo:country="none" fo:font-weight="normal" officeooo:rsid="001e523f" style:font-size-asian="10.5pt" style:language-asian="zxx" style:country-asian="none" style:font-weight-asian="normal" style:font-size-complex="12pt" style:language-complex="zxx" style:country-complex="none" style:font-weight-complex="normal"/>
    </style:style>
    <style:style style:name="T9" style:family="text">
      <style:text-properties style:font-name="helvetica" fo:font-size="12pt" fo:language="zxx" fo:country="none" fo:font-weight="normal" officeooo:rsid="001fd590" style:font-size-asian="10.5pt" style:language-asian="zxx" style:country-asian="none" style:font-weight-asian="normal" style:font-size-complex="12pt" style:language-complex="zxx" style:country-complex="none" style:font-weight-complex="normal"/>
    </style:style>
    <style:style style:name="T10" style:family="text">
      <style:text-properties style:font-name="helvetica" fo:font-size="12pt" fo:language="zxx" fo:country="none" fo:font-weight="normal" officeooo:rsid="001ffd43" style:font-size-asian="10.5pt" style:language-asian="zxx" style:country-asian="none" style:font-weight-asian="normal" style:font-size-complex="12pt" style:language-complex="zxx" style:country-complex="none" style:font-weight-complex="normal"/>
    </style:style>
    <style:style style:name="T11" style:family="text">
      <style:text-properties style:font-name="helvetica" fo:font-size="12pt" fo:language="zxx" fo:country="none" style:font-size-asian="10.5pt" style:language-asian="zxx" style:country-asian="none" style:font-size-complex="12pt" style:language-complex="zxx" style:country-complex="none"/>
    </style:style>
    <style:style style:name="T12" style:family="text">
      <style:text-properties style:font-name="helvetica" fo:font-size="12pt" fo:language="zxx" fo:country="none" officeooo:rsid="001fd590" style:font-size-asian="10.5pt" style:language-asian="zxx" style:country-asian="none" style:font-size-complex="12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evet Français</text:p>
      <text:p text:style-name="P5">Made in France</text:p>
      <text:p text:style-name="P5">Durabilité : inox</text:p>
      <text:p text:style-name="P5">écolo : inox (pas plastique)</text:p>
      <text:p text:style-name="P5">ne s'égare pas comme un simple jeton</text:p>
      <text:p text:style-name="P5">Personnalisation Laser</text:p>
      <text:p text:style-name="P5"/>
      <text:p text:style-name="P5"/>
      <text:p text:style-name="P5">Clerio.fr Clef caddie</text:p>
      <text:p text:style-name="P5"/>
      <text:p text:style-name="P5"/>
      <text:p text:style-name="P6">Clerio.fr vous propose un objet révolutionnaire, invention brevetée et développée par l'entreprise elle-même: notre Clef Caddie! Ne vous laissez pas tromper par son apparance simpliste, son utilité et ses caractéristiques vous surprendron<text:span text:style-name="T1">t</text:span>, et après avoir sauté le pas, vous ne voudrez <text:span text:style-name="T1">p</text:span>lus revenir en arrière. </text:p>
      <text:p text:style-name="P6"/>
      <text:p text:style-name="P6"/>
      <text:p text:style-name="P6"><text:span text:style-name="T2">Brevet français:</text:span> chez Clerio.fr, nous aimons faire valoir la qualité des produits français, et c'est le cas avec notre Clef Caddie. En effet, notre produit a été conçu, designé et breveté par nos soins. Vous ne trouverez notre produit, la Clef Caddie, nulle part ailleurs. Ainsi, vous pourez l'utiliser avec fierté, en faisant pré-valoir le génie français, et le travail de concitoyens.</text:p>
      <text:p text:style-name="P6"/>
      <text:p text:style-name="P6"><text:span text:style-name="T3">Made in France: </text:span>Notre Clef Caddie n'a pas seulement été imaginée en France: La chaîne de production est entièrement française, et le produit est manufacturé sur le sol de notre beau pays, par des employés de nos usines, <text:span text:style-name="T1">et ce dans le but de montrer la qualité de la manufacture française. Alors n'hésitez-plus, dites au-revoir au produits dits "Made in China", et laissez-vous tenter par notre Clé Caddie, car vous aurez un objet dont vous connaîtrez la provenance!</text:span></text:p>
      <text:p text:style-name="P6"/>
      <text:p text:style-name="P7">Inox: <text:span text:style-name="T4">Notre Clef Caddie est entièrement composée d'Inox, ce qui offre deux avantages considérables:</text:span></text:p>
      <text:p text:style-name="P7"/>
      <text:list xml:id="list1651513713273890267" text:style-name="L1">
        <text:list-item>
          <text:p text:style-name="P1"><text:span text:style-name="T7">Premièrement, le matériau utilisé permet une durabilité et une fiabilité à toute épreuve, en plus de donner au produit une finesse et un </text:span><text:span text:style-name="T8">style inégalable</text:span><text:span text:style-name="T10">s</text:span><text:span text:style-name="T8"> par de simples jetons caddie</text:span><text:span text:style-name="T7">!</text:span></text:p>
        </text:list-item>
      </text:list>
      <text:p text:style-name="P8"/>
      <text:list xml:id="list1108721139026330171" text:style-name="L2">
        <text:list-item>
          <text:p text:style-name="P2"><text:span text:style-name="T8">Nous avons aussi pensé aux personnes portant de l'intérêt pour la planète: les écolos seront comblés d'apprendre que l'inox utilisé pour notre Clef Caddie est beaucoup plus respectueuse de l'environnement que nombres de porte-clés et jetons caddie sur le marché, </text:span><text:span text:style-name="T10">faits de plastiques</text:span><text:span text:style-name="T8">. </text:span></text:p>
        </text:list-item>
      </text:list>
      <text:p text:style-name="P8"/>
      <text:list xml:id="list8030872318715684839" text:style-name="L3">
        <text:list-item>
          <text:p text:style-name="P3"><text:span text:style-name="T8">Finalement, vous pourrez profiter d'un objet mêlant style, finesse, durabilité, et dont le potentiel écologique est encore inégalé dans le domaine des jetons</text:span><text:span text:style-name="T7"> </text:span><text:span text:style-name="T8">caddie, mais aussi celui des porte-clés.</text:span></text:p>
        </text:list-item>
      </text:list>
      <text:p text:style-name="P4"/>
      <text:p text:style-name="P4"/>
      <text:p text:style-name="P9"><text:span text:style-name="T11">Perte: </text:span><text:span text:style-name="T6">L'avantage de mêler deux catégories de produits et de les rassembler en un seul, </text:span><text:soft-page-break/><text:span text:style-name="T6">c'est de pouvoir tirer parti des deux produits de base. C'est exactement ce qui nous a amen</text:span><text:span text:style-name="T10">é </text:span><text:span text:style-name="T6">à </text:span><text:span text:style-name="T9">faire de notre Clef Caddie un produit hybride, entre porte-clés et jeton caddie. Ainsi, vous pourrez prendre votre caddie sans avoir à penser à reprendre le jeton à la fin: vous pouvez retirer la Clef Caddie directement après l'avoir insérée. De plus, comme vous pouvez l'attacher avec vos clés, vous n'aurez plus votre voiture encombrée de dixaines de jetons perdus entre le tableau de bord et la boite à gants, il vous suffira juste de prendre vos clés avec vous!</text:span></text:p>
      <text:p text:style-name="P9"/>
      <text:p text:style-name="P10"><text:span text:style-name="T12">P</text:span><text:span text:style-name="T11">ersonnalisation laser:</text:span><text:span text:style-name="T6"> Pour les personnes en quête d'authenticité, nous offrons à nos clients la possibilité de personnaliser la Clé Caddie. Il est en effet possible de graver le produit au laser, au encore de le personnaliser grâce à la sérigraphie, offrant une raison d'être fier de son achat, mais aussi, pour les professionnels, une publicité non-négligeable, au rafinement certain et d'une utilité rarement vue pour un objet d'apparance si banale.</text:span></text:p>
      <text:p text:style-name="P8"/>
      <text:p text:style-name="P8"/>
      <text:p text:style-name="P8"><text:span text:style-name="T5"/></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08:46:23.732316877</meta:creation-date>
    <dc:date>2016-05-18T10:45:31.885213838</dc:date>
    <meta:editing-duration>PT12M56S</meta:editing-duration>
    <meta:editing-cycles>1</meta:editing-cycles>
    <meta:document-statistic meta:table-count="0" meta:image-count="0" meta:object-count="0" meta:page-count="2" meta:paragraph-count="16" meta:word-count="512" meta:character-count="3184" meta:non-whitespace-character-count="2689"/>
    <meta:generator>LibreOffice/4.2.8.2$Linux_x86 LibreOffice_project/420m0$Build-2</meta:generator>
  </office:meta>
</office:document-meta>
</file>